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2_13:45:5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98425" calcext:value-type="float">
            <text:p>198425</text:p>
          </table:table-cell>
          <table:table-cell office:value-type="float" office:value="3086" calcext:value-type="float">
            <text:p>3086</text:p>
          </table:table-cell>
          <table:table-cell office:value-type="float" office:value="195339" calcext:value-type="float">
            <text:p>195339</text:p>
          </table:table-cell>
          <table:table-cell office:value-type="float" office:value="8732" calcext:value-type="float">
            <text:p>8732</text:p>
          </table:table-cell>
          <table:table-cell office:value-type="float" office:value="1" calcext:value-type="float">
            <text:p>1</text:p>
          </table:table-cell>
          <table:table-cell office:value-type="float" office:value="8731" calcext:value-type="float">
            <text:p>8731</text:p>
          </table:table-cell>
          <table:table-cell office:value-type="float" office:value="15038" calcext:value-type="float">
            <text:p>15038</text:p>
          </table:table-cell>
          <table:table-cell office:value-type="float" office:value="2" calcext:value-type="float">
            <text:p>2</text:p>
          </table:table-cell>
          <table:table-cell office:value-type="float" office:value="15036" calcext:value-type="float">
            <text:p>15036</text:p>
          </table:table-cell>
          <table:table-cell/>
          <table:table-cell table:formula="of:=[.K2]/[.E2]" office:value-type="percentage" office:value="0.0769738761844793" calcext:value-type="percentage">
            <text:p>7.7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08250" calcext:value-type="float">
            <text:p>208250</text:p>
          </table:table-cell>
          <table:table-cell office:value-type="float" office:value="3704" calcext:value-type="float">
            <text:p>3704</text:p>
          </table:table-cell>
          <table:table-cell office:value-type="float" office:value="204546" calcext:value-type="float">
            <text:p>204546</text:p>
          </table:table-cell>
          <table:table-cell office:value-type="float" office:value="5885" calcext:value-type="float">
            <text:p>5885</text:p>
          </table:table-cell>
          <table:table-cell office:value-type="float" office:value="6" calcext:value-type="float">
            <text:p>6</text:p>
          </table:table-cell>
          <table:table-cell office:value-type="float" office:value="5879" calcext:value-type="float">
            <text:p>5879</text:p>
          </table:table-cell>
          <table:table-cell office:value-type="float" office:value="9474" calcext:value-type="float">
            <text:p>9474</text:p>
          </table:table-cell>
          <table:table-cell office:value-type="float" office:value="2" calcext:value-type="float">
            <text:p>2</text:p>
          </table:table-cell>
          <table:table-cell office:value-type="float" office:value="9472" calcext:value-type="float">
            <text:p>9472</text:p>
          </table:table-cell>
          <table:table-cell/>
          <table:table-cell table:formula="of:=[.K3]/[.E3]" office:value-type="percentage" office:value="0.04630743206907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214044" calcext:value-type="float">
            <text:p>214044</text:p>
          </table:table-cell>
          <table:table-cell office:value-type="float" office:value="4416" calcext:value-type="float">
            <text:p>4416</text:p>
          </table:table-cell>
          <table:table-cell office:value-type="float" office:value="209628" calcext:value-type="float">
            <text:p>209628</text:p>
          </table:table-cell>
          <table:table-cell office:value-type="float" office:value="5069" calcext:value-type="float">
            <text:p>5069</text:p>
          </table:table-cell>
          <table:table-cell office:value-type="float" office:value="2" calcext:value-type="float">
            <text:p>2</text:p>
          </table:table-cell>
          <table:table-cell office:value-type="float" office:value="5067" calcext:value-type="float">
            <text:p>5067</text:p>
          </table:table-cell>
          <table:table-cell office:value-type="float" office:value="5625" calcext:value-type="float">
            <text:p>5625</text:p>
          </table:table-cell>
          <table:table-cell office:value-type="float" office:value="1" calcext:value-type="float">
            <text:p>1</text:p>
          </table:table-cell>
          <table:table-cell office:value-type="float" office:value="5624" calcext:value-type="float">
            <text:p>5624</text:p>
          </table:table-cell>
          <table:table-cell/>
          <table:table-cell table:formula="of:=[.K4]/[.E4]" office:value-type="percentage" office:value="0.0268284771118362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09864" calcext:value-type="float">
            <text:p>209864</text:p>
          </table:table-cell>
          <table:table-cell office:value-type="float" office:value="865" calcext:value-type="float">
            <text:p>865</text:p>
          </table:table-cell>
          <table:table-cell office:value-type="float" office:value="208999" calcext:value-type="float">
            <text:p>208999</text:p>
          </table:table-cell>
          <table:table-cell office:value-type="float" office:value="5902" calcext:value-type="float">
            <text:p>5902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/>
          <table:table-cell table:formula="of:=[.K5]/[.E5]" office:value-type="percentage" office:value="0.0257178264010833" calcext:value-type="percentage">
            <text:p>2.5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94025" calcext:value-type="float">
            <text:p>194025</text:p>
          </table:table-cell>
          <table:table-cell office:value-type="float" office:value="1797" calcext:value-type="float">
            <text:p>1797</text:p>
          </table:table-cell>
          <table:table-cell office:value-type="float" office:value="192228" calcext:value-type="float">
            <text:p>192228</text:p>
          </table:table-cell>
          <table:table-cell office:value-type="float" office:value="6916" calcext:value-type="float">
            <text:p>6916</text:p>
          </table:table-cell>
          <table:table-cell office:value-type="float" office:value="8" calcext:value-type="float">
            <text:p>8</text:p>
          </table:table-cell>
          <table:table-cell office:value-type="float" office:value="6908" calcext:value-type="float">
            <text:p>6908</text:p>
          </table:table-cell>
          <table:table-cell office:value-type="float" office:value="19007" calcext:value-type="float">
            <text:p>19007</text:p>
          </table:table-cell>
          <table:table-cell office:value-type="float" office:value="24" calcext:value-type="float">
            <text:p>24</text:p>
          </table:table-cell>
          <table:table-cell office:value-type="float" office:value="18983" calcext:value-type="float">
            <text:p>18983</text:p>
          </table:table-cell>
          <table:table-cell/>
          <table:table-cell table:formula="of:=[.K6]/[.E6]" office:value-type="percentage" office:value="0.0987525230455501" calcext:value-type="percentage">
            <text:p>9.8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88662" calcext:value-type="float">
            <text:p>188662</text:p>
          </table:table-cell>
          <table:table-cell office:value-type="float" office:value="2734" calcext:value-type="float">
            <text:p>2734</text:p>
          </table:table-cell>
          <table:table-cell office:value-type="float" office:value="185928" calcext:value-type="float">
            <text:p>185928</text:p>
          </table:table-cell>
          <table:table-cell office:value-type="float" office:value="8562" calcext:value-type="float">
            <text:p>8562</text:p>
          </table:table-cell>
          <table:table-cell office:value-type="float" office:value="22" calcext:value-type="float">
            <text:p>22</text:p>
          </table:table-cell>
          <table:table-cell office:value-type="float" office:value="8540" calcext:value-type="float">
            <text:p>8540</text:p>
          </table:table-cell>
          <table:table-cell office:value-type="float" office:value="24867" calcext:value-type="float">
            <text:p>24867</text:p>
          </table:table-cell>
          <table:table-cell office:value-type="float" office:value="2" calcext:value-type="float">
            <text:p>2</text:p>
          </table:table-cell>
          <table:table-cell office:value-type="float" office:value="24865" calcext:value-type="float">
            <text:p>24865</text:p>
          </table:table-cell>
          <table:table-cell/>
          <table:table-cell table:formula="of:=[.K7]/[.E7]" office:value-type="percentage" office:value="0.133734563917215" calcext:value-type="percentage">
            <text:p>13.3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10320" calcext:value-type="float">
            <text:p>210320</text:p>
          </table:table-cell>
          <table:table-cell office:value-type="float" office:value="3974" calcext:value-type="float">
            <text:p>3974</text:p>
          </table:table-cell>
          <table:table-cell office:value-type="float" office:value="206346" calcext:value-type="float">
            <text:p>206346</text:p>
          </table:table-cell>
          <table:table-cell office:value-type="float" office:value="5594" calcext:value-type="float">
            <text:p>5594</text:p>
          </table:table-cell>
          <table:table-cell office:value-type="float" office:value="2" calcext:value-type="float">
            <text:p>2</text:p>
          </table:table-cell>
          <table:table-cell office:value-type="float" office:value="5592" calcext:value-type="float">
            <text:p>5592</text:p>
          </table:table-cell>
          <table:table-cell office:value-type="float" office:value="8313" calcext:value-type="float">
            <text:p>8313</text:p>
          </table:table-cell>
          <table:table-cell office:value-type="float" office:value="1" calcext:value-type="float">
            <text:p>1</text:p>
          </table:table-cell>
          <table:table-cell office:value-type="float" office:value="8312" calcext:value-type="float">
            <text:p>8312</text:p>
          </table:table-cell>
          <table:table-cell/>
          <table:table-cell table:formula="of:=[.K8]/[.E8]" office:value-type="percentage" office:value="0.0402818566873116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09007" calcext:value-type="float">
            <text:p>209007</text:p>
          </table:table-cell>
          <table:table-cell office:value-type="float" office:value="3694" calcext:value-type="float">
            <text:p>3694</text:p>
          </table:table-cell>
          <table:table-cell office:value-type="float" office:value="205313" calcext:value-type="float">
            <text:p>205313</text:p>
          </table:table-cell>
          <table:table-cell office:value-type="float" office:value="6017" calcext:value-type="float">
            <text:p>6017</text:p>
          </table:table-cell>
          <table:table-cell office:value-type="float" office:value="4" calcext:value-type="float">
            <text:p>4</text:p>
          </table:table-cell>
          <table:table-cell office:value-type="float" office:value="6013" calcext:value-type="float">
            <text:p>6013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/>
          <table:table-cell table:formula="of:=[.K9]/[.E9]" office:value-type="percentage" office:value="0.0416145105278282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12260" calcext:value-type="float">
            <text:p>212260</text:p>
          </table:table-cell>
          <table:table-cell office:value-type="float" office:value="2811" calcext:value-type="float">
            <text:p>2811</text:p>
          </table:table-cell>
          <table:table-cell office:value-type="float" office:value="209449" calcext:value-type="float">
            <text:p>209449</text:p>
          </table:table-cell>
          <table:table-cell office:value-type="float" office:value="5372" calcext:value-type="float">
            <text:p>5372</text:p>
          </table:table-cell>
          <table:table-cell office:value-type="float" office:value="1" calcext:value-type="float">
            <text:p>1</text:p>
          </table:table-cell>
          <table:table-cell office:value-type="float" office:value="5371" calcext:value-type="float">
            <text:p>5371</text:p>
          </table:table-cell>
          <table:table-cell office:value-type="float" office:value="5446" calcext:value-type="float">
            <text:p>5446</text:p>
          </table:table-cell>
          <table:table-cell office:value-type="float" office:value="0" calcext:value-type="float">
            <text:p>0</text:p>
          </table:table-cell>
          <table:table-cell office:value-type="float" office:value="5446" calcext:value-type="float">
            <text:p>5446</text:p>
          </table:table-cell>
          <table:table-cell/>
          <table:table-cell table:formula="of:=[.K10]/[.E10]" office:value-type="percentage" office:value="0.0260015564648196" calcext:value-type="percentage">
            <text:p>2.6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08302" calcext:value-type="float">
            <text:p>208302</text:p>
          </table:table-cell>
          <table:table-cell office:value-type="float" office:value="3349" calcext:value-type="float">
            <text:p>3349</text:p>
          </table:table-cell>
          <table:table-cell office:value-type="float" office:value="204953" calcext:value-type="float">
            <text:p>204953</text:p>
          </table:table-cell>
          <table:table-cell office:value-type="float" office:value="7129" calcext:value-type="float">
            <text:p>7129</text:p>
          </table:table-cell>
          <table:table-cell office:value-type="float" office:value="5" calcext:value-type="float">
            <text:p>5</text:p>
          </table:table-cell>
          <table:table-cell office:value-type="float" office:value="7124" calcext:value-type="float">
            <text:p>7124</text:p>
          </table:table-cell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  <table:table-cell office:value-type="float" office:value="8042" calcext:value-type="float">
            <text:p>8042</text:p>
          </table:table-cell>
          <table:table-cell/>
          <table:table-cell table:formula="of:=[.K11]/[.E11]" office:value-type="percentage" office:value="0.0392382643825658" calcext:value-type="percentage">
            <text:p>3.9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91892" calcext:value-type="float">
            <text:p>191892</text:p>
          </table:table-cell>
          <table:table-cell office:value-type="float" office:value="2483" calcext:value-type="float">
            <text:p>2483</text:p>
          </table:table-cell>
          <table:table-cell office:value-type="float" office:value="189409" calcext:value-type="float">
            <text:p>189409</text:p>
          </table:table-cell>
          <table:table-cell office:value-type="float" office:value="7291" calcext:value-type="float">
            <text:p>7291</text:p>
          </table:table-cell>
          <table:table-cell office:value-type="float" office:value="11" calcext:value-type="float">
            <text:p>11</text:p>
          </table:table-cell>
          <table:table-cell office:value-type="float" office:value="7280" calcext:value-type="float">
            <text:p>7280</text:p>
          </table:table-cell>
          <table:table-cell office:value-type="float" office:value="21127" calcext:value-type="float">
            <text:p>21127</text:p>
          </table:table-cell>
          <table:table-cell office:value-type="float" office:value="19" calcext:value-type="float">
            <text:p>19</text:p>
          </table:table-cell>
          <table:table-cell office:value-type="float" office:value="21108" calcext:value-type="float">
            <text:p>21108</text:p>
          </table:table-cell>
          <table:table-cell/>
          <table:table-cell table:formula="of:=[.K12]/[.E12]" office:value-type="percentage" office:value="0.111441378181607" calcext:value-type="percentage">
            <text:p>11.1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06559" calcext:value-type="float">
            <text:p>206559</text:p>
          </table:table-cell>
          <table:table-cell office:value-type="float" office:value="586" calcext:value-type="float">
            <text:p>586</text:p>
          </table:table-cell>
          <table:table-cell office:value-type="float" office:value="205973" calcext:value-type="float">
            <text:p>205973</text:p>
          </table:table-cell>
          <table:table-cell office:value-type="float" office:value="6732" calcext:value-type="float">
            <text:p>6732</text:p>
          </table:table-cell>
          <table:table-cell office:value-type="float" office:value="4" calcext:value-type="float">
            <text:p>4</text:p>
          </table:table-cell>
          <table:table-cell office:value-type="float" office:value="6728" calcext:value-type="float">
            <text:p>6728</text:p>
          </table:table-cell>
          <table:table-cell office:value-type="float" office:value="7297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office:value-type="float" office:value="7297" calcext:value-type="float">
            <text:p>7297</text:p>
          </table:table-cell>
          <table:table-cell/>
          <table:table-cell table:formula="of:=[.K13]/[.E13]" office:value-type="percentage" office:value="0.0354269734382662" calcext:value-type="percentage">
            <text:p>3.5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25028" calcext:value-type="float">
            <text:p>425028</text:p>
          </table:table-cell>
          <table:table-cell office:value-type="float" office:value="221799" calcext:value-type="float">
            <text:p>221799</text:p>
          </table:table-cell>
          <table:table-cell office:value-type="float" office:value="203229" calcext:value-type="float">
            <text:p>203229</text:p>
          </table:table-cell>
          <table:table-cell office:value-type="float" office:value="7702" calcext:value-type="float">
            <text:p>7702</text:p>
          </table:table-cell>
          <table:table-cell office:value-type="float" office:value="39" calcext:value-type="float">
            <text:p>39</text:p>
          </table:table-cell>
          <table:table-cell office:value-type="float" office:value="7663" calcext:value-type="float">
            <text:p>7663</text:p>
          </table:table-cell>
          <table:table-cell office:value-type="float" office:value="8706" calcext:value-type="float">
            <text:p>8706</text:p>
          </table:table-cell>
          <table:table-cell office:value-type="float" office:value="11" calcext:value-type="float">
            <text:p>11</text:p>
          </table:table-cell>
          <table:table-cell office:value-type="float" office:value="8695" calcext:value-type="float">
            <text:p>8695</text:p>
          </table:table-cell>
          <table:table-cell/>
          <table:table-cell table:formula="of:=[.K14]/[.E14]" office:value-type="percentage" office:value="0.0427842483110186" calcext:value-type="percentage">
            <text:p>4.2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09694" calcext:value-type="float">
            <text:p>209694</text:p>
          </table:table-cell>
          <table:table-cell office:value-type="float" office:value="2395" calcext:value-type="float">
            <text:p>2395</text:p>
          </table:table-cell>
          <table:table-cell office:value-type="float" office:value="207299" calcext:value-type="float">
            <text:p>207299</text:p>
          </table:table-cell>
          <table:table-cell office:value-type="float" office:value="6177" calcext:value-type="float">
            <text:p>6177</text:p>
          </table:table-cell>
          <table:table-cell office:value-type="float" office:value="1" calcext:value-type="float">
            <text:p>1</text:p>
          </table:table-cell>
          <table:table-cell office:value-type="float" office:value="6176" calcext:value-type="float">
            <text:p>6176</text:p>
          </table:table-cell>
          <table:table-cell office:value-type="float" office:value="6569" calcext:value-type="float">
            <text:p>6569</text:p>
          </table:table-cell>
          <table:table-cell office:value-type="float" office:value="1" calcext:value-type="float">
            <text:p>1</text:p>
          </table:table-cell>
          <table:table-cell office:value-type="float" office:value="6568" calcext:value-type="float">
            <text:p>6568</text:p>
          </table:table-cell>
          <table:table-cell/>
          <table:table-cell table:formula="of:=[.K15]/[.E15]" office:value-type="percentage" office:value="0.0316837032498951" calcext:value-type="percentage">
            <text:p>3.1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96894" calcext:value-type="float">
            <text:p>196894</text:p>
          </table:table-cell>
          <table:table-cell office:value-type="float" office:value="1872" calcext:value-type="float">
            <text:p>1872</text:p>
          </table:table-cell>
          <table:table-cell office:value-type="float" office:value="195022" calcext:value-type="float">
            <text:p>195022</text:p>
          </table:table-cell>
          <table:table-cell office:value-type="float" office:value="7511" calcext:value-type="float">
            <text:p>7511</text:p>
          </table:table-cell>
          <table:table-cell office:value-type="float" office:value="141" calcext:value-type="float">
            <text:p>141</text:p>
          </table:table-cell>
          <table:table-cell office:value-type="float" office:value="7370" calcext:value-type="float">
            <text:p>7370</text:p>
          </table:table-cell>
          <table:table-cell office:value-type="float" office:value="15501" calcext:value-type="float">
            <text:p>15501</text:p>
          </table:table-cell>
          <table:table-cell office:value-type="float" office:value="10" calcext:value-type="float">
            <text:p>10</text:p>
          </table:table-cell>
          <table:table-cell office:value-type="float" office:value="15491" calcext:value-type="float">
            <text:p>15491</text:p>
          </table:table-cell>
          <table:table-cell/>
          <table:table-cell table:formula="of:=[.K16]/[.E16]" office:value-type="percentage" office:value="0.0794320640748223" calcext:value-type="percentage">
            <text:p>7.9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97233" calcext:value-type="float">
            <text:p>197233</text:p>
          </table:table-cell>
          <table:table-cell office:value-type="float" office:value="3910" calcext:value-type="float">
            <text:p>3910</text:p>
          </table:table-cell>
          <table:table-cell office:value-type="float" office:value="193323" calcext:value-type="float">
            <text:p>193323</text:p>
          </table:table-cell>
          <table:table-cell office:value-type="float" office:value="7497" calcext:value-type="float">
            <text:p>7497</text:p>
          </table:table-cell>
          <table:table-cell office:value-type="float" office:value="7" calcext:value-type="float">
            <text:p>7</text:p>
          </table:table-cell>
          <table:table-cell office:value-type="float" office:value="7490" calcext:value-type="float">
            <text:p>7490</text:p>
          </table:table-cell>
          <table:table-cell office:value-type="float" office:value="17218" calcext:value-type="float">
            <text:p>17218</text:p>
          </table:table-cell>
          <table:table-cell office:value-type="float" office:value="11" calcext:value-type="float">
            <text:p>11</text:p>
          </table:table-cell>
          <table:table-cell office:value-type="float" office:value="17207" calcext:value-type="float">
            <text:p>17207</text:p>
          </table:table-cell>
          <table:table-cell/>
          <table:table-cell table:formula="of:=[.K17]/[.E17]" office:value-type="percentage" office:value="0.0890064813809014" calcext:value-type="percentage">
            <text:p>8.9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94583" calcext:value-type="float">
            <text:p>194583</text:p>
          </table:table-cell>
          <table:table-cell office:value-type="float" office:value="718" calcext:value-type="float">
            <text:p>718</text:p>
          </table:table-cell>
          <table:table-cell office:value-type="float" office:value="193865" calcext:value-type="float">
            <text:p>193865</text:p>
          </table:table-cell>
          <table:table-cell office:value-type="float" office:value="8253" calcext:value-type="float">
            <text:p>8253</text:p>
          </table:table-cell>
          <table:table-cell office:value-type="float" office:value="2" calcext:value-type="float">
            <text:p>2</text:p>
          </table:table-cell>
          <table:table-cell office:value-type="float" office:value="8251" calcext:value-type="float">
            <text:p>8251</text:p>
          </table:table-cell>
          <table:table-cell office:value-type="float" office:value="16830" calcext:value-type="float">
            <text:p>16830</text:p>
          </table:table-cell>
          <table:table-cell office:value-type="float" office:value="4" calcext:value-type="float">
            <text:p>4</text:p>
          </table:table-cell>
          <table:table-cell office:value-type="float" office:value="16826" calcext:value-type="float">
            <text:p>16826</text:p>
          </table:table-cell>
          <table:table-cell/>
          <table:table-cell table:formula="of:=[.K18]/[.E18]" office:value-type="percentage" office:value="0.0867923555051195" calcext:value-type="percentage">
            <text:p>8.6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09715" calcext:value-type="float">
            <text:p>209715</text:p>
          </table:table-cell>
          <table:table-cell office:value-type="float" office:value="1016" calcext:value-type="float">
            <text:p>1016</text:p>
          </table:table-cell>
          <table:table-cell office:value-type="float" office:value="208699" calcext:value-type="float">
            <text:p>208699</text:p>
          </table:table-cell>
          <table:table-cell office:value-type="float" office:value="6208" calcext:value-type="float">
            <text:p>6208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5301" calcext:value-type="float">
            <text:p>5301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/>
          <table:table-cell table:formula="of:=[.K19]/[.E19]" office:value-type="percentage" office:value="0.025400217538177" calcext:value-type="percentage">
            <text:p>2.5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06121" calcext:value-type="float">
            <text:p>206121</text:p>
          </table:table-cell>
          <table:table-cell office:value-type="float" office:value="610" calcext:value-type="float">
            <text:p>610</text:p>
          </table:table-cell>
          <table:table-cell office:value-type="float" office:value="205511" calcext:value-type="float">
            <text:p>205511</text:p>
          </table:table-cell>
          <table:table-cell office:value-type="float" office:value="6963" calcext:value-type="float">
            <text:p>6963</text:p>
          </table:table-cell>
          <table:table-cell office:value-type="float" office:value="0" calcext:value-type="float">
            <text:p>0</text:p>
          </table:table-cell>
          <table:table-cell office:value-type="float" office:value="6963" calcext:value-type="float">
            <text:p>6963</text:p>
          </table:table-cell>
          <table:table-cell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  <table:table-cell office:value-type="float" office:value="7483" calcext:value-type="float">
            <text:p>7483</text:p>
          </table:table-cell>
          <table:table-cell/>
          <table:table-cell table:formula="of:=[.K20]/[.E20]" office:value-type="percentage" office:value="0.0364116762606381" calcext:value-type="percentage">
            <text:p>3.64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95845" calcext:value-type="float">
            <text:p>195845</text:p>
          </table:table-cell>
          <table:table-cell office:value-type="float" office:value="1437" calcext:value-type="float">
            <text:p>1437</text:p>
          </table:table-cell>
          <table:table-cell office:value-type="float" office:value="194408" calcext:value-type="float">
            <text:p>194408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float" office:value="8908" calcext:value-type="float">
            <text:p>8908</text:p>
          </table:table-cell>
          <table:table-cell office:value-type="float" office:value="13399" calcext:value-type="float">
            <text:p>13399</text:p>
          </table:table-cell>
          <table:table-cell office:value-type="float" office:value="0" calcext:value-type="float">
            <text:p>0</text:p>
          </table:table-cell>
          <table:table-cell office:value-type="float" office:value="13399" calcext:value-type="float">
            <text:p>13399</text:p>
          </table:table-cell>
          <table:table-cell/>
          <table:table-cell table:formula="of:=[.K21]/[.E21]" office:value-type="percentage" office:value="0.0689220608205424" calcext:value-type="percentage">
            <text:p>6.8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08911" calcext:value-type="float">
            <text:p>208911</text:p>
          </table:table-cell>
          <table:table-cell office:value-type="float" office:value="515" calcext:value-type="float">
            <text:p>515</text:p>
          </table:table-cell>
          <table:table-cell office:value-type="float" office:value="208396" calcext:value-type="float">
            <text:p>208396</text:p>
          </table:table-cell>
          <table:table-cell office:value-type="float" office:value="6396" calcext:value-type="float">
            <text:p>6396</text:p>
          </table:table-cell>
          <table:table-cell office:value-type="float" office:value="0" calcext:value-type="float">
            <text:p>0</text:p>
          </table:table-cell>
          <table:table-cell office:value-type="float" office:value="6396" calcext:value-type="float">
            <text:p>6396</text:p>
          </table:table-cell>
          <table:table-cell office:value-type="float" office:value="5405" calcext:value-type="float">
            <text:p>5405</text:p>
          </table:table-cell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/>
          <table:table-cell table:formula="of:=[.K22]/[.E22]" office:value-type="percentage" office:value="0.0259361983915238" calcext:value-type="percentage">
            <text:p>2.5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09420" calcext:value-type="float">
            <text:p>209420</text:p>
          </table:table-cell>
          <table:table-cell office:value-type="float" office:value="1154" calcext:value-type="float">
            <text:p>1154</text:p>
          </table:table-cell>
          <table:table-cell office:value-type="float" office:value="208266" calcext:value-type="float">
            <text:p>208266</text:p>
          </table:table-cell>
          <table:table-cell office:value-type="float" office:value="6171" calcext:value-type="float">
            <text:p>6171</text:p>
          </table:table-cell>
          <table:table-cell office:value-type="float" office:value="0" calcext:value-type="float">
            <text:p>0</text:p>
          </table:table-cell>
          <table:table-cell office:value-type="float" office:value="6171" calcext:value-type="float">
            <text:p>6171</text:p>
          </table:table-cell>
          <table:table-cell office:value-type="float" office:value="5638" calcext:value-type="float">
            <text:p>5638</text:p>
          </table:table-cell>
          <table:table-cell office:value-type="float" office:value="0" calcext:value-type="float">
            <text:p>0</text:p>
          </table:table-cell>
          <table:table-cell office:value-type="float" office:value="5638" calcext:value-type="float">
            <text:p>5638</text:p>
          </table:table-cell>
          <table:table-cell/>
          <table:table-cell table:formula="of:=[.K23]/[.E23]" office:value-type="percentage" office:value="0.0270711493954846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12742" calcext:value-type="float">
            <text:p>212742</text:p>
          </table:table-cell>
          <table:table-cell office:value-type="float" office:value="3442" calcext:value-type="float">
            <text:p>3442</text:p>
          </table:table-cell>
          <table:table-cell office:value-type="float" office:value="209300" calcext:value-type="float">
            <text:p>209300</text:p>
          </table:table-cell>
          <table:table-cell office:value-type="float" office:value="5293" calcext:value-type="float">
            <text:p>5293</text:p>
          </table:table-cell>
          <table:table-cell office:value-type="float" office:value="3" calcext:value-type="float">
            <text:p>3</text:p>
          </table:table-cell>
          <table:table-cell office:value-type="float" office:value="5290" calcext:value-type="float">
            <text:p>5290</text:p>
          </table:table-cell>
          <table:table-cell office:value-type="float" office:value="5695" calcext:value-type="float">
            <text:p>5695</text:p>
          </table:table-cell>
          <table:table-cell office:value-type="float" office:value="1" calcext:value-type="float">
            <text:p>1</text:p>
          </table:table-cell>
          <table:table-cell office:value-type="float" office:value="5694" calcext:value-type="float">
            <text:p>5694</text:p>
          </table:table-cell>
          <table:table-cell/>
          <table:table-cell table:formula="of:=[.K24]/[.E24]" office:value-type="percentage" office:value="0.0272049689440994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03301" calcext:value-type="float">
            <text:p>203301</text:p>
          </table:table-cell>
          <table:table-cell office:value-type="float" office:value="1434" calcext:value-type="float">
            <text:p>1434</text:p>
          </table:table-cell>
          <table:table-cell office:value-type="float" office:value="201867" calcext:value-type="float">
            <text:p>201867</text:p>
          </table:table-cell>
          <table:table-cell office:value-type="float" office:value="7742" calcext:value-type="float">
            <text:p>7742</text:p>
          </table:table-cell>
          <table:table-cell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9579" calcext:value-type="float">
            <text:p>9579</text:p>
          </table:table-cell>
          <table:table-cell office:value-type="float" office:value="0" calcext:value-type="float">
            <text:p>0</text:p>
          </table:table-cell>
          <table:table-cell office:value-type="float" office:value="9579" calcext:value-type="float">
            <text:p>9579</text:p>
          </table:table-cell>
          <table:table-cell/>
          <table:table-cell table:formula="of:=[.K25]/[.E25]" office:value-type="percentage" office:value="0.0474520352509325" calcext:value-type="percentage">
            <text:p>4.7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96051" calcext:value-type="float">
            <text:p>196051</text:p>
          </table:table-cell>
          <table:table-cell office:value-type="float" office:value="1191" calcext:value-type="float">
            <text:p>1191</text:p>
          </table:table-cell>
          <table:table-cell office:value-type="float" office:value="194860" calcext:value-type="float">
            <text:p>194860</text:p>
          </table:table-cell>
          <table:table-cell office:value-type="float" office:value="7688" calcext:value-type="float">
            <text:p>7688</text:p>
          </table:table-cell>
          <table:table-cell office:value-type="float" office:value="1" calcext:value-type="float">
            <text:p>1</text:p>
          </table:table-cell>
          <table:table-cell office:value-type="float" office:value="7687" calcext:value-type="float">
            <text:p>7687</text:p>
          </table:table-cell>
          <table:table-cell office:value-type="float" office:value="15695" calcext:value-type="float">
            <text:p>15695</text:p>
          </table:table-cell>
          <table:table-cell office:value-type="float" office:value="0" calcext:value-type="float">
            <text:p>0</text:p>
          </table:table-cell>
          <table:table-cell office:value-type="float" office:value="15695" calcext:value-type="float">
            <text:p>15695</text:p>
          </table:table-cell>
          <table:table-cell/>
          <table:table-cell table:formula="of:=[.K26]/[.E26]" office:value-type="percentage" office:value="0.0805450066714564" calcext:value-type="percentage">
            <text:p>8.0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95299" calcext:value-type="float">
            <text:p>195299</text:p>
          </table:table-cell>
          <table:table-cell office:value-type="float" office:value="1491" calcext:value-type="float">
            <text:p>1491</text:p>
          </table:table-cell>
          <table:table-cell office:value-type="float" office:value="193808" calcext:value-type="float">
            <text:p>193808</text:p>
          </table:table-cell>
          <table:table-cell office:value-type="float" office:value="8548" calcext:value-type="float">
            <text:p>8548</text:p>
          </table:table-cell>
          <table:table-cell office:value-type="float" office:value="1" calcext:value-type="float">
            <text:p>1</text:p>
          </table:table-cell>
          <table:table-cell office:value-type="float" office:value="8547" calcext:value-type="float">
            <text:p>8547</text:p>
          </table:table-cell>
          <table:table-cell office:value-type="float" office:value="17447" calcext:value-type="float">
            <text:p>17447</text:p>
          </table:table-cell>
          <table:table-cell office:value-type="float" office:value="2" calcext:value-type="float">
            <text:p>2</text:p>
          </table:table-cell>
          <table:table-cell office:value-type="float" office:value="17445" calcext:value-type="float">
            <text:p>17445</text:p>
          </table:table-cell>
          <table:table-cell/>
          <table:table-cell table:formula="of:=[.K27]/[.E27]" office:value-type="percentage" office:value="0.0900117642202592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99524" calcext:value-type="float">
            <text:p>199524</text:p>
          </table:table-cell>
          <table:table-cell office:value-type="float" office:value="1006" calcext:value-type="float">
            <text:p>1006</text:p>
          </table:table-cell>
          <table:table-cell office:value-type="float" office:value="198518" calcext:value-type="float">
            <text:p>198518</text:p>
          </table:table-cell>
          <table:table-cell office:value-type="float" office:value="6389" calcext:value-type="float">
            <text:p>6389</text:p>
          </table:table-cell>
          <table:table-cell office:value-type="float" office:value="1" calcext:value-type="float">
            <text:p>1</text:p>
          </table:table-cell>
          <table:table-cell office:value-type="float" office:value="6388" calcext:value-type="float">
            <text:p>6388</text:p>
          </table:table-cell>
          <table:table-cell office:value-type="float" office:value="7471" calcext:value-type="float">
            <text:p>7471</text:p>
          </table:table-cell>
          <table:table-cell office:value-type="float" office:value="0" calcext:value-type="float">
            <text:p>0</text:p>
          </table:table-cell>
          <table:table-cell office:value-type="float" office:value="7471" calcext:value-type="float">
            <text:p>7471</text:p>
          </table:table-cell>
          <table:table-cell/>
          <table:table-cell table:formula="of:=[.K28]/[.E28]" office:value-type="percentage" office:value="0.0376338669541301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09891" calcext:value-type="float">
            <text:p>209891</text:p>
          </table:table-cell>
          <table:table-cell office:value-type="float" office:value="1495" calcext:value-type="float">
            <text:p>1495</text:p>
          </table:table-cell>
          <table:table-cell office:value-type="float" office:value="208396" calcext:value-type="float">
            <text:p>208396</text:p>
          </table:table-cell>
          <table:table-cell office:value-type="float" office:value="6316" calcext:value-type="float">
            <text:p>6316</text:p>
          </table:table-cell>
          <table:table-cell office:value-type="float" office:value="0" calcext:value-type="float">
            <text:p>0</text:p>
          </table:table-cell>
          <table:table-cell office:value-type="float" office:value="6316" calcext:value-type="float">
            <text:p>6316</text:p>
          </table:table-cell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  <table:table-cell office:value-type="float" office:value="5402" calcext:value-type="float">
            <text:p>5402</text:p>
          </table:table-cell>
          <table:table-cell/>
          <table:table-cell table:formula="of:=[.K29]/[.E29]" office:value-type="percentage" office:value="0.0259218027217413" calcext:value-type="percentage">
            <text:p>2.5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05631" calcext:value-type="float">
            <text:p>205631</text:p>
          </table:table-cell>
          <table:table-cell office:value-type="float" office:value="1489" calcext:value-type="float">
            <text:p>1489</text:p>
          </table:table-cell>
          <table:table-cell office:value-type="float" office:value="204142" calcext:value-type="float">
            <text:p>204142</text:p>
          </table:table-cell>
          <table:table-cell office:value-type="float" office:value="6654" calcext:value-type="float">
            <text:p>6654</text:p>
          </table:table-cell>
          <table:table-cell office:value-type="float" office:value="0" calcext:value-type="float">
            <text:p>0</text:p>
          </table:table-cell>
          <table:table-cell office:value-type="float" office:value="6654" calcext:value-type="float">
            <text:p>6654</text:p>
          </table:table-cell>
          <table:table-cell office:value-type="float" office:value="8795" calcext:value-type="float">
            <text:p>8795</text:p>
          </table:table-cell>
          <table:table-cell office:value-type="float" office:value="2" calcext:value-type="float">
            <text:p>2</text:p>
          </table:table-cell>
          <table:table-cell office:value-type="float" office:value="8793" calcext:value-type="float">
            <text:p>8793</text:p>
          </table:table-cell>
          <table:table-cell/>
          <table:table-cell table:formula="of:=[.K30]/[.E30]" office:value-type="percentage" office:value="0.0430729590187223" calcext:value-type="percentage">
            <text:p>4.31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197742" calcext:value-type="float">
            <text:p>197742</text:p>
          </table:table-cell>
          <table:table-cell office:value-type="float" office:value="1489" calcext:value-type="float">
            <text:p>1489</text:p>
          </table:table-cell>
          <table:table-cell office:value-type="float" office:value="196253" calcext:value-type="float">
            <text:p>196253</text:p>
          </table:table-cell>
          <table:table-cell office:value-type="float" office:value="6051" calcext:value-type="float">
            <text:p>6051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16962" calcext:value-type="float">
            <text:p>16962</text:p>
          </table:table-cell>
          <table:table-cell office:value-type="float" office:value="0" calcext:value-type="float">
            <text:p>0</text:p>
          </table:table-cell>
          <table:table-cell office:value-type="float" office:value="16962" calcext:value-type="float">
            <text:p>16962</text:p>
          </table:table-cell>
          <table:table-cell/>
          <table:table-cell table:formula="of:=[.K31]/[.E31]" office:value-type="percentage" office:value="0.0864292520369115" calcext:value-type="percentage">
            <text:p>8.6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95321" calcext:value-type="float">
            <text:p>195321</text:p>
          </table:table-cell>
          <table:table-cell office:value-type="float" office:value="3143" calcext:value-type="float">
            <text:p>3143</text:p>
          </table:table-cell>
          <table:table-cell office:value-type="float" office:value="192178" calcext:value-type="float">
            <text:p>192178</text:p>
          </table:table-cell>
          <table:table-cell office:value-type="float" office:value="6881" calcext:value-type="float">
            <text:p>6881</text:p>
          </table:table-cell>
          <table:table-cell office:value-type="float" office:value="28" calcext:value-type="float">
            <text:p>28</text:p>
          </table:table-cell>
          <table:table-cell office:value-type="float" office:value="6853" calcext:value-type="float">
            <text:p>6853</text:p>
          </table:table-cell>
          <table:table-cell office:value-type="float" office:value="20797" calcext:value-type="float">
            <text:p>20797</text:p>
          </table:table-cell>
          <table:table-cell office:value-type="float" office:value="23" calcext:value-type="float">
            <text:p>23</text:p>
          </table:table-cell>
          <table:table-cell office:value-type="float" office:value="20774" calcext:value-type="float">
            <text:p>20774</text:p>
          </table:table-cell>
          <table:table-cell/>
          <table:table-cell table:formula="of:=[.K32]/[.E32]" office:value-type="percentage" office:value="0.108097701089615" calcext:value-type="percentage">
            <text:p>10.8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10796" calcext:value-type="float">
            <text:p>210796</text:p>
          </table:table-cell>
          <table:table-cell office:value-type="float" office:value="3519" calcext:value-type="float">
            <text:p>3519</text:p>
          </table:table-cell>
          <table:table-cell office:value-type="float" office:value="207277" calcext:value-type="float">
            <text:p>207277</text:p>
          </table:table-cell>
          <table:table-cell office:value-type="float" office:value="5904" calcext:value-type="float">
            <text:p>5904</text:p>
          </table:table-cell>
          <table:table-cell office:value-type="float" office:value="3" calcext:value-type="float">
            <text:p>3</text:p>
          </table:table-cell>
          <table:table-cell office:value-type="float" office:value="5901" calcext:value-type="float">
            <text:p>5901</text:p>
          </table:table-cell>
          <table:table-cell office:value-type="float" office:value="7085" calcext:value-type="float">
            <text:p>7085</text:p>
          </table:table-cell>
          <table:table-cell office:value-type="float" office:value="2" calcext:value-type="float">
            <text:p>2</text:p>
          </table:table-cell>
          <table:table-cell office:value-type="float" office:value="7083" calcext:value-type="float">
            <text:p>7083</text:p>
          </table:table-cell>
          <table:table-cell/>
          <table:table-cell table:formula="of:=[.K33]/[.E33]" office:value-type="percentage" office:value="0.0341716640051718" calcext:value-type="percentage">
            <text:p>3.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3:51:57.348242004</dc:date>
    <meta:editing-duration>PT1M33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